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0" fo:widows="0" style:text-autospace="none"/>
    </style:style>
    <style:style style:name="P2" style:family="paragraph" style:parent-style-name="Standard">
      <style:paragraph-properties fo:orphans="0" fo:widows="0" style:text-autospace="none"/>
      <style:text-properties fo:font-weight="bold" style:font-weight-asian="bold" style:font-weight-complex="bold"/>
    </style:style>
    <style:style style:name="P3" style:family="paragraph" style:parent-style-name="Standard">
      <style:paragraph-properties fo:text-align="start" style:justify-single-word="false" fo:orphans="0" fo:widows="0" style:text-autospace="none"/>
      <style:text-properties fo:font-weight="bold" style:font-weight-asian="bold" style:font-weight-complex="bold"/>
    </style:style>
    <style:style style:name="P4" style:family="paragraph" style:parent-style-name="Standard">
      <style:paragraph-properties fo:orphans="0" fo:widows="0" style:text-autospace="none"/>
      <style:text-properties fo:font-weight="normal" style:font-weight-asian="normal" style:font-weight-complex="normal"/>
    </style:style>
    <style:style style:name="P5" style:family="paragraph" style:parent-style-name="Standard">
      <style:paragraph-properties fo:orphans="0" fo:widows="0" style:text-autospace="none"/>
      <style:text-properties style:font-weight-complex="bold"/>
    </style:style>
    <style:style style:name="P6" style:family="paragraph" style:parent-style-name="Standard" style:master-page-name="Standard">
      <style:paragraph-properties fo:orphans="0" fo:widows="0" style:page-number="auto" style:text-autospace="none"/>
      <style:text-properties fo:font-size="24pt" style:font-size-asian="24pt" style:font-size-complex="24pt"/>
    </style:style>
    <style:style style:name="P7" style:family="paragraph" style:parent-style-name="Standard" style:list-style-name="L1">
      <style:paragraph-properties fo:orphans="0" fo:widows="0" style:text-autospace="none"/>
    </style:style>
    <style:style style:name="P8" style:family="paragraph" style:parent-style-name="Standard" style:list-style-name="L4">
      <style:paragraph-properties fo:orphans="0" fo:widows="0" style:text-autospace="none"/>
    </style:style>
    <style:style style:name="P9" style:family="paragraph" style:parent-style-name="Standard" style:list-style-name="L5">
      <style:paragraph-properties fo:orphans="0" fo:widows="0" style:text-autospace="none"/>
    </style:style>
    <style:style style:name="P10" style:family="paragraph" style:parent-style-name="Standard" style:list-style-name="L8">
      <style:paragraph-properties fo:orphans="0" fo:widows="0" style:text-autospace="none"/>
    </style:style>
    <style:style style:name="P11" style:family="paragraph" style:parent-style-name="Standard" style:list-style-name="L2">
      <style:paragraph-properties fo:orphans="0" fo:widows="0" style:text-autospace="none"/>
      <style:text-properties fo:font-weight="normal" style:font-weight-asian="normal" style:font-weight-complex="normal"/>
    </style:style>
    <style:style style:name="P12" style:family="paragraph" style:parent-style-name="Standard" style:list-style-name="L6">
      <style:paragraph-properties fo:orphans="0" fo:widows="0" style:text-autospace="none"/>
      <style:text-properties fo:font-weight="normal" style:font-weight-asian="normal" style:font-weight-complex="normal"/>
    </style:style>
    <style:style style:name="P13" style:family="paragraph" style:parent-style-name="Standard" style:list-style-name="L7">
      <style:paragraph-properties fo:orphans="0" fo:widows="0" style:text-autospace="none"/>
      <style:text-properties fo:font-weight="normal" style:font-weight-asian="normal" style:font-weight-complex="normal"/>
    </style:style>
    <style:style style:name="P14" style:family="paragraph" style:parent-style-name="Standard" style:list-style-name="L8">
      <style:paragraph-properties fo:orphans="0" fo:widows="0" style:text-autospace="none"/>
      <style:text-properties fo:font-weight="normal" style:font-weight-asian="normal" style:font-weight-complex="normal"/>
    </style:style>
    <style:style style:name="P15" style:family="paragraph" style:parent-style-name="Standard" style:list-style-name="L3">
      <style:paragraph-properties fo:orphans="0" fo:widows="0" style:text-autospace="none"/>
      <style:text-properties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font-weight="normal" style:font-weight-asian="normal" style:font-weight-complex="normal"/>
    </style:style>
    <style:style style:name="T4" style:family="text">
      <style:text-properties fo:color="#000000" style:text-underline-style="none"/>
    </style:style>
    <style:style style:name="T5" style:family="text">
      <style:text-properties style:font-name="Symbol1"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ATIE JERGENS</text:p>
      <text:p text:style-name="P1">407 State St., #3C, Brooklyn, NY 11217 <text:s text:c="6"/>| <text:s text:c="8"/><text:span text:style-name="T4">469-305-2843 <text:s text:c="2"/></text:span><text:s text:c="7"/>| <text:s text:c="9"/><text:a xlink:type="simple" xlink:href="mailto:katie.jergens@gmail.com">katie.jergens@gmail.com</text:a></text:p>
      <text:p text:style-name="P1"/>
      <text:p text:style-name="P1"/>
      <text:p text:style-name="P2">SUMMARY</text:p>
      <text:p text:style-name="P4">User experience design professional with expertise in conceptualizing, prototyping, and testing software applications. Adjust prototypes based on user study results so that the final designs are backed by strong evidence they will succeed in the marketplace. Industries include education-technology, insurance business operations, and online retail. Uniquely empowered with a formal computer science education which promotes clear and easy communication with developers as well as anticipation of technical limits and opportunities. </text:p>
      <text:p text:style-name="P2"/>
      <text:p text:style-name="P2"/>
      <text:p text:style-name="P2">COMPETENCIES</text:p>
      <text:list xml:id="list5360856388797444477" text:style-name="L1">
        <text:list-item>
          <text:p text:style-name="P7">3 <text:span text:style-name="WW8Num2z3"><text:span text:style-name="T5">1/2</text:span></text:span><text:span text:style-name="WW8Num2z3"> </text:span>years as u<text:span text:style-name="T3">ser experience designer,</text:span> 2 of those as a design lead</text:p>
        </text:list-item>
        <text:list-item>
          <text:p text:style-name="P7">8 years as a quality assurance manager and automation engineer</text:p>
        </text:list-item>
        <text:list-item>
          <text:p text:style-name="P7">5 years as software engineer</text:p>
        </text:list-item>
        <text:list-item>
          <text:p text:style-name="P7">Tools include in OmniGraffle, Adobe Fireworks, Sketch, Balsamiq, HTML/CSS/Javascript</text:p>
        </text:list-item>
      </text:list>
      <text:p text:style-name="P1"/>
      <text:p text:style-name="P1"/>
      <text:p text:style-name="P2">RELEVANT EXPERIENCE</text:p>
      <text:p text:style-name="P3">Amplify Education Inc.<text:span text:style-name="T3">, Brooklyn, NY <text:s text:c="80"/></text:span>2011 – 2015</text:p>
      <text:p text:style-name="P4">UX Designer / UX Lead</text:p>
      <text:list xml:id="list7464992335171423735" text:style-name="L2">
        <text:list-item>
          <text:p text:style-name="P11">Eased work of classroom teachers by designing online assessment, grading and reporting applications which pin-point student strengths and weaknesses and group students with similar educational needs.</text:p>
        </text:list-item>
        <text:list-item>
          <text:p text:style-name="P11">Improved analysis by school administrators by creating data visualizations that show strengths and weaknesses of classes, teachers, and schools, enabling administrators to fix problems and spread good practices.</text:p>
        </text:list-item>
        <text:list-item>
          <text:p text:style-name="P11">Exposed internal development and business teams to relevant customer data by compiling user research into searchable data bank.</text:p>
        </text:list-item>
        <text:list-item>
          <text:p text:style-name="P11">Created interactive prototypes in HTML/CSS/Javascript enabling development and business teams to see all phases of the application and allowing for accurate estimations and better communication with stakeholders.</text:p>
        </text:list-item>
        <text:list-item>
          <text:p text:style-name="P11">Authored Amplify's official design guidelines document, promoting consistent and high-quality designs throughout the company.</text:p>
        </text:list-item>
      </text:list>
      <text:p text:style-name="P2"/>
      <text:p text:style-name="P2"/>
      <text:p text:style-name="P1"><text:span text:style-name="T1">Wireless Generation, Inc.</text:span><text:span text:style-name="T2">, Brooklyn, NY <text:s text:c="77"/></text:span><text:span text:style-name="T1">2004 – 2011</text:span></text:p>
      <text:p text:style-name="P5">Quality Analyst Manager and Automation Engineer </text:p>
      <text:list xml:id="list7146201967614752996" text:style-name="L3">
        <text:list-item>
          <text:p text:style-name="P15">Modernized the team's skills by coaching QA analysts on latest testing and automation practices.</text:p>
        </text:list-item>
        <text:list-item>
          <text:p text:style-name="P15">Implemented an automated testing framework for an ETL schema, enabling fast and accurate testing of large data sets.</text:p>
        </text:list-item>
        <text:list-item>
          <text:p text:style-name="P15">Manually tested APIs, report queries, and front-end features, enabling the business to be confident that the software would be bug-free and pleasant to use in the hands of real users.</text:p>
        </text:list-item>
      </text:list>
      <text:p text:style-name="P2"/>
      <text:p text:style-name="P1"><text:soft-page-break/><text:span text:style-name="T1">AMS Services, Inc.</text:span>, Bothell, WA <text:s text:c="91"/><text:span text:style-name="T1">2001 – 2004</text:span></text:p>
      <text:p text:style-name="P1">Software Developer IV </text:p>
      <text:list xml:id="list4191955103250421149" text:style-name="L4">
        <text:list-item>
          <text:p text:style-name="P8">Developed client-side software in C# and T-SL that enabled small-to-mid-sized insurance agencies to manage their business. </text:p>
        </text:list-item>
      </text:list>
      <text:p text:style-name="P1"/>
      <text:p text:style-name="P1"/>
      <text:p text:style-name="P1"><text:span text:style-name="T1">DailyShopper Networks</text:span>, Seattle, WA <text:s text:c="84"/><text:span text:style-name="T1">1999 - 2001</text:span></text:p>
      <text:p text:style-name="P1">Software Developer II</text:p>
      <text:list xml:id="list2053673958731763031" text:style-name="L5">
        <text:list-item>
          <text:p text:style-name="P9">Developed online shopping website in ASP, <text:s/>XML, and T-SQL.</text:p>
        </text:list-item>
        <text:list-item>
          <text:p text:style-name="P9">Developed internal data entry tool in C++ which enabled easy and cheap entry of retail information.</text:p>
        </text:list-item>
      </text:list>
      <text:p text:style-name="P1"/>
      <text:p text:style-name="P1"/>
      <text:p text:style-name="P2">EDUCATION</text:p>
      <text:p text:style-name="P1">Bachelor of Science in Computer Science</text:p>
      <text:p text:style-name="P1">Villanova University</text:p>
      <text:p text:style-name="P1"/>
      <text:p text:style-name="P1"/>
      <text:p text:style-name="P2">VOLUNTEERING</text:p>
      <text:p text:style-name="P2">The Dalton School <text:s text:c="108"/>2015 – Present</text:p>
      <text:list xml:id="list4797546767201889548" text:style-name="L6">
        <text:list-item>
          <text:p text:style-name="P12">Teach high-school-level computer science.</text:p>
        </text:list-item>
        <text:list-item>
          <text:p text:style-name="P12">Develop curriculum for the computer science program.</text:p>
          <text:p text:style-name="P12"/>
        </text:list-item>
      </text:list>
      <text:p text:style-name="P2">CodeSpeak Labs <text:s text:c="125"/>2015</text:p>
      <text:list xml:id="list1427413208" text:continue-numbering="true" text:style-name="L6">
        <text:list-item>
          <text:p text:style-name="P12">Mentor students age 5-12 on the fundamentals of computer science in a self-paced, individually-tailored environment. </text:p>
        </text:list-item>
      </text:list>
      <text:p text:style-name="P4"/>
      <text:p text:style-name="P2">Girls Who Code <text:s text:c="114"/>2014 – 2015</text:p>
      <text:list xml:id="list5100898801275476048" text:style-name="L7">
        <text:list-item>
          <text:p text:style-name="P13">Taught high school girls the fundamentals of computer science in a project-based class.</text:p>
        </text:list-item>
        <text:list-item>
          <text:p text:style-name="P13">Mentored a Samsung Technovation High School Challenge team which designed and prototyped a mobile application to find employment for disenfranchised New Yorkers.</text:p>
        </text:list-item>
      </text:list>
      <text:p text:style-name="P4"/>
      <text:p text:style-name="P4"/>
      <text:p text:style-name="P2">UNRELATED INTERESTS AND EXPERIENCES:</text:p>
      <text:p text:style-name="P4">Marathon runner (2012), Oxford Literary Festival writing student (2012), Performer in Off-Broadway show (2007-2011), <text:s/>Stella Adler Studio of Acting student (2004-2006)</text:p>
      <text:p text:style-name="P2"/>
      <text:p text:style-name="P2"/>
      <text:p text:style-name="P2">AWARDS, SCHOLARSHIPS &amp; ASSOCIATIONS:</text:p>
      <text:list xml:id="list2616894885938417129" text:style-name="L8">
        <text:list-item>
          <text:p text:style-name="P14">Member - AIGA-NY and Women Who Code-NYC (present)</text:p>
        </text:list-item>
        <text:list-item>
          <text:p text:style-name="P14">Cum Laude - Villanova University</text:p>
        </text:list-item>
        <text:list-item>
          <text:p text:style-name="P10">President - Villanova Chapter of ACM (Association for Computing Machinery) </text:p>
        </text:list-item>
        <text:list-item>
          <text:p text:style-name="P14">Member - Upsilon Pi Epsilon (college computer science honors society) </text:p>
        </text:list-item>
        <text:list-item>
          <text:p text:style-name="P14">Winner - NASA Launch Control Center Co-op position</text:p>
        </text:list-item>
        <text:list-item>
          <text:p text:style-name="P10">Winner - Tandy Technology Scholarship </text:p>
        </text:list-item>
        <text:list-item>
          <text:p text:style-name="P10">Winner - Society of Women Engineers Award </text:p>
        </text:list-item>
        <text:list-item>
          <text:p text:style-name="P10">Winner - New Jersey Scholar-Athlete (high school)</text:p>
        </text:list-item>
        <text:list-item>
          <text:p text:style-name="P10">Winner - Outstanding Volunteerism Scholarship Award (high scho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fo:color="#ff6600"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ff6600"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ertical_20_Numbering_20_Symbols" style:display-name="Vertical Numbering Symbols" style:family="text">
      <style:text-properties style:text-rotation-angle="90" style:text-rotation-scale="line-height"/>
    </style:style>
    <style:style style:name="Source_20_Text" style:display-name="Source Text" style:family="text">
      <style:text-properties style:font-name="Courier New1" style:font-name-asian="Courier New1" style:font-name-complex="Courier New1"/>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User_20_Entry" style:display-name="User Entry"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335in" fo:text-indent="-0.25in" fo:margin-left="0.333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0.8335in" fo:text-indent="-0.25in" fo:margin-left="0.833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3335in" fo:text-indent="-0.25in" fo:margin-left="1.333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8335in" fo:text-indent="-0.25in" fo:margin-left="1.83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3335in" fo:text-indent="-0.25in" fo:margin-left="2.333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8335in" fo:text-indent="-0.25in" fo:margin-left="2.833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3335in" fo:text-indent="-0.25in" fo:margin-left="3.33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8335in" fo:text-indent="-0.25in" fo:margin-left="3.833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3335in" fo:text-indent="-0.25in" fo:margin-left="4.3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ie Jergens</meta:initial-creator>
    <meta:creation-date>2015-03-22T22:21:52</meta:creation-date>
    <dc:date>2015-11-03T21:35:18</dc:date>
    <dc:creator>Katie Jergens</dc:creator>
    <meta:editing-duration>PT2H30M1S</meta:editing-duration>
    <meta:editing-cycles>28</meta:editing-cycles>
    <meta:generator>OpenOffice/4.0.0$Unix OpenOffice.org_project/400m3$Build-9702</meta:generator>
    <meta:document-statistic meta:table-count="0" meta:image-count="0" meta:object-count="0" meta:page-count="2" meta:paragraph-count="53" meta:word-count="601" meta:character-count="4818"/>
  </office:meta>
</office:document-meta>
</file>